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 “Christian Dohrmann, Stefan Jank, Hans Reimann, Marc Beilcke”</text:p></text:p>
      <text:p text:style-name="Date">Version 1.0 vom “2020-10-20”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In dieser Handreichung sollen Handlungsempfehlungen gegebn werden, wie Strukturen geschaffen werden können, um OER an Brandenburger Hochschulen zu verankern.</dc:description>
    <dc:subject/>
    <meta:keyword/>
    <meta:initial-creator/>
    <dc:creator/>
    <meta:creation-date>2020-10-20T06:39:17Z</meta:creation-date>
    <dc:date>2020-10-20T06:39:17Z</dc:date>
    <meta:user-defined meta:name="biblio-style" meta:value-type="string">apalike</meta:user-defined>
    <meta:user-defined meta:name="bibliography" meta:value-type="string"/>
    <meta:user-defined meta:name="date" meta:value-type="string">Version 1.0 vom “2020-10-20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